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cm" svg:y="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0.25cm" svg:y="1.94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0.25cm" svg:y="3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0.25cm 3.1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1.5cm" svg:y="4.1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0.25cm" svg:y="0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2.75cm" svg:y="3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0.25cm" svg:y1="1.75cm" svg:x2="0.25cm" svg:y2="4.75cm">
            <text:p/>
          </draw:line>
          <draw:line draw:style-name="gr7" draw:text-style-name="P4" draw:layer="layout" svg:x1="4.25cm" svg:y1="6.25cm" svg:x2="1.75cm" svg:y2="6.25cm">
            <text:p/>
          </draw:line>
          <draw:line draw:style-name="gr7" draw:text-style-name="P4" draw:layer="layout" svg:x1="5.329cm" svg:y1="3.709cm" svg:x2="2.816cm" svg:y2="0.694cm">
            <text:p/>
          </draw:line>
          <draw:path draw:style-name="gr8" draw:text-style-name="P4" draw:layer="layout" svg:width="1.499cm" svg:height="1.499cm" draw:transform="rotate (-3.14159265358979) translate (1.75cm 6.25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0.25cm 1.7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5.75cm 4.75cm)" svg:viewBox="0 0 1500 1500" svg:d="M0 0c1500 0 1500 1500 1500 1500">
            <text:p/>
          </draw:path>
          <draw:path draw:style-name="gr8" draw:text-style-name="P4" draw:layer="layout" svg:width="1.06cm" svg:height="0.438cm" svg:x="1.75cm" svg:y="0.25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5.3097637380381cm 3.68968360301372cm)" svg:viewBox="0 0 1061 439" svg:d="M0 0c678 0 1061 439 1061 439">
            <text:p/>
          </draw:path>
        </draw:g>
        <draw:custom-shape draw:style-name="gr9" draw:text-style-name="P5" draw:layer="layout" svg:width="1.001cm" svg:height="1.001cm" svg:x="1.249cm" svg:y="1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.249cm" svg:y="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1cm" svg:x="4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01cm" svg:height="1.001cm" svg:x="3.749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4-20T21:17:48.741000000</dc:date>
    <meta:editing-duration>PT1H39M10S</meta:editing-duration>
    <meta:editing-cycles>5</meta:editing-cycles>
    <meta:generator>LibreOffice/7.5.0.3$Windows_X86_64 LibreOffice_project/c21113d003cd3efa8c53188764377a8272d9d6de</meta:generator>
    <meta:document-statistic meta:object-count="26"/>
  </office:meta>
</office:document-meta>
</file>